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scriptor.setAutoRetrieve( boolean autoRetrie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Jcr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OnParent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Clas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DefaultPrimaryType( String defaultPrima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AutoInsert( boolean auto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Jc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Mandator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Auto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Jcr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Jcr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ClassDescriptor( Class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AutoIn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Name( String jc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Converter( String conver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SameNameSibling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AutoCreat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Jc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Auto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Protect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JcrMultipl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AutoUpdate( boolean auto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Jcr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setProxy( boolean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Jcr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scriptor.isJcr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